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37cm" fo:min-width="20.455cm" fo:padding-top="0.151cm" fo:padding-bottom="0.151cm" fo:padding-left="0.276cm" fo:padding-right="0.276cm" loext:decorative="false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67cm" fo:min-width="19.47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1.587cm" svg:x="0.365cm" svg:y="16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003cm" svg:height="0.952cm" svg:x="0.682cm" svg:y="17.262cm">
          <text:p text:style-name="P2"><text:span text:style-name="T1">Tape LED strip her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1T18:14:24.337697000</meta:creation-date>
    <dc:date>2025-06-21T18:29:30.314434600</dc:date>
    <meta:editing-duration>PT4M4S</meta:editing-duration>
    <meta:editing-cycles>2</meta:editing-cycles>
    <meta:generator>LibreOffice/25.2.4.3$Windows_X86_64 LibreOffice_project/33e196637044ead23f5c3226cde09b47731f7e27</meta:generator>
    <meta:print-date>2025-06-21T18:28:49.750460100</meta:print-date>
    <meta:document-statistic meta:object-count="2"/>
  </office:meta>
</office:document-meta>
</file>